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-column" style:name="TableColumn1" style:display-name="TableColumn1">
      <style:table-column-properties style:rel-column-width="33*"/>
    </style:style>
    <style:style style:family="table-column" style:name="TableColumn2" style:display-name="TableColumn2">
      <style:table-column-properties style:rel-column-width="33*"/>
    </style:style>
    <style:style style:family="table-column" style:name="TableColumn3" style:display-name="TableColumn3">
      <style:table-column-properties style:rel-column-width="33*"/>
    </style:style>
    <style:style style:family="table-row" style:name="TableRow1" style:display-name="TableRow1">
      <style:table-row-properties style:use-optimal-row-height="true" style:row-height="30mmmm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row" style:name="TableRow2" style:display-name="TableRow2">
      <style:table-row-properties style:use-optimal-row-height="true" style:row-height="30mmmm"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row" style:name="TableRow3" style:display-name="TableRow3">
      <style:table-row-properties style:use-optimal-row-height="true" style:row-height="30mmmm"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row" style:name="TableRow4" style:display-name="TableRow4">
      <style:table-row-properties style:use-optimal-row-height="true" style:row-height="30mmmm"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-row" style:name="TableRow5" style:display-name="TableRow5">
      <style:table-row-properties style:use-optimal-row-height="true" style:row-height="30mmmm"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/>
    </style:style>
    <style:style style:family="table-row" style:name="TableRow6" style:display-name="TableRow6">
      <style:table-row-properties style:use-optimal-row-height="true" style:row-height="30mmmm"/>
    </style:style>
    <style:style style:family="table-cell" style:name="TableCell16" style:display-name="TableCell16">
      <style:table-cell-properties style:shrink-to-fit="true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shrink-to-fit="true"/>
    </style:style>
    <style:style style:family="paragraph" style:name="CellContent18" style:display-name="CellContent18">
      <style:text-properties/>
      <style:paragraph-properties/>
    </style:style>
  </office:automatic-styles>
  <office:body>
    <office:text text:use-soft-page-breaks="true">
      <text:p text:style-name="Title"><text:span text:style-name="T1">&lt;bulkData&gt;</text:span><text:span text:style-name="T2"> Tag Demo</text:span></text:p>
      <table:table table:style-name="None"/>
      <table:table table:style-name="None">
        <table:table-column table:style-name="TableColumn1"/>
        <table:table-column table:style-name="TableColumn2"/>
        <table:table-column table:style-name="TableColumn3"/>
        <table:table-row table:style-name="TableRow1">
          <table:table-cell table:style-name="TableCell1" office:value-type="string">
            <text:p text:style-name="CellContent1"><text:span text:style-name="T3">Product</text:span></text:p>
          </table:table-cell>
          <table:table-cell table:style-name="TableCell2" office:value-type="string">
            <text:p text:style-name="CellContent2"><text:span text:style-name="T4"> Selling Price</text:span></text:p>
          </table:table-cell>
          <table:table-cell table:style-name="TableCell3" office:value-type="string">
            <text:p text:style-name="CellContent3"><text:span text:style-name="T5"> Profit</text:span></text:p>
          </table:table-cell>
        </table:table-row>
        <table:table-row table:style-name="TableRow2">
          <table:table-cell table:style-name="TableCell4" office:value-type="string">
            <text:p text:style-name="CellContent4"><text:span text:style-name="T6">Sprockets</text:span></text:p>
          </table:table-cell>
          <table:table-cell table:style-name="TableCell5" office:value-type="string">
            <text:p text:style-name="CellContent5"><text:span text:style-name="T7">26</text:span></text:p>
          </table:table-cell>
          <table:table-cell table:style-name="TableCell6" office:value-type="string">
            <text:p text:style-name="CellContent6"><text:span text:style-name="T8">6</text:span></text:p>
          </table:table-cell>
        </table:table-row>
        <table:table-row table:style-name="TableRow3">
          <table:table-cell table:style-name="TableCell7" office:value-type="string">
            <text:p text:style-name="CellContent7"><text:span text:style-name="T9">Widgets</text:span></text:p>
          </table:table-cell>
          <table:table-cell table:style-name="TableCell8" office:value-type="string">
            <text:p text:style-name="CellContent8"><text:span text:style-name="T10">34</text:span></text:p>
          </table:table-cell>
          <table:table-cell table:style-name="TableCell9" office:value-type="string">
            <text:p text:style-name="CellContent9"><text:span text:style-name="T11"> 30</text:span></text:p>
          </table:table-cell>
        </table:table-row>
        <table:table-row table:style-name="TableRow4">
          <table:table-cell table:style-name="TableCell10" office:value-type="string">
            <text:p text:style-name="CellContent10"><text:span text:style-name="T12">Thingummies</text:span></text:p>
          </table:table-cell>
          <table:table-cell table:style-name="TableCell11" office:value-type="string">
            <text:p text:style-name="CellContent11"><text:span text:style-name="T13">217</text:span></text:p>
          </table:table-cell>
          <table:table-cell table:style-name="TableCell12" office:value-type="string">
            <text:p text:style-name="CellContent12"><text:span text:style-name="T14"> 17</text:span></text:p>
          </table:table-cell>
        </table:table-row>
        <table:table-row table:style-name="TableRow5">
          <table:table-cell table:style-name="TableCell13" office:value-type="string">
            <text:p text:style-name="CellContent13"><text:span text:style-name="T15">Bits &amp; Bobs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 7</text:span></text:p>
          </table:table-cell>
        </table:table-row>
        <table:table-row table:style-name="TableRow6">
          <table:table-cell table:style-name="TableCell16" office:value-type="string">
            <text:p text:style-name="CellContent16"><text:span text:style-name="T18">Total</text:span></text:p>
          </table:table-cell>
          <table:table-cell table:style-name="TableCell17" office:value-type="string">
            <text:p text:style-name="CellContent17"><text:span text:style-name="T19">277</text:span></text:p>
          </table:table-cell>
          <table:table-cell table:style-name="TableCell18" office:value-type="string">
            <text:p text:style-name="CellContent18"><text:span text:style-name="T20"> 50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